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ra-Bold" svg:font-family="Albra-Bol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Roboto Slab" svg:font-family="'Roboto Slab', serif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fo:font-variant="normal" fo:text-transform="none" style:font-name="DejaVu Sans" fo:font-size="16pt" fo:font-style="normal" fo:font-weight="bold" style:font-size-asian="16pt" style:font-weight-asian="bold" style:font-size-complex="16pt" style:font-weight-complex="bold"/>
    </style:style>
    <style:style style:name="P2" style:family="paragraph" style:parent-style-name="Heading_20_3">
      <style:paragraph-properties fo:line-height="100%"/>
      <style:text-properties fo:font-variant="normal" fo:text-transform="none" style:font-name="DejaVu Sans" fo:font-size="16pt" fo:font-style="normal" fo:font-weight="bold" style:font-size-asian="16pt" style:font-size-complex="16pt"/>
    </style:style>
    <style:style style:name="P3" style:family="paragraph" style:parent-style-name="Standard">
      <style:paragraph-properties fo:line-height="100%"/>
      <style:text-properties style:font-name="DejaVu Sans" fo:font-size="16pt" style:font-size-asian="16pt" style:font-size-complex="16pt"/>
    </style:style>
    <style:style style:name="P4" style:family="paragraph" style:parent-style-name="Text_20_body">
      <style:paragraph-properties fo:margin-left="0in" fo:margin-right="0in" fo:margin-top="0.1665in" fo:margin-bottom="0in" style:contextual-spacing="false" fo:line-height="100%" fo:text-indent="0in" style:auto-text-indent="false"/>
      <style:text-properties fo:font-variant="normal" fo:text-transform="none" style:font-name="DejaVu Sans" fo:font-size="16pt" fo:font-style="normal" fo:font-weight="normal" style:font-size-asian="16pt" style:font-size-complex="16pt" loext:padding="0in" loext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fo:font-variant="normal" fo:text-transform="none" style:font-name="DejaVu Sans" fo:font-size="16pt" fo:font-style="normal" fo:font-weight="normal" style:font-size-asian="16pt" style:font-size-complex="16pt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fo:font-variant="normal" fo:text-transform="none" style:font-name="DejaVu Sans" fo:font-size="16pt" fo:font-style="normal" fo:font-weight="normal" style:font-size-asian="16pt" style:font-size-complex="16pt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fo:font-variant="normal" fo:text-transform="none" style:font-name="DejaVu Sans" fo:font-size="16pt" fo:font-style="normal" fo:font-weight="normal" style:font-size-asian="16pt" style:font-size-complex="16pt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fo:font-variant="normal" fo:text-transform="none" style:font-name="DejaVu Sans" fo:font-size="16pt" fo:font-style="normal" fo:font-weight="normal" officeooo:paragraph-rsid="0018bdd8" style:font-size-asian="16pt" style:font-size-complex="16pt"/>
    </style:style>
    <style:style style:name="P9" style:family="paragraph" style:parent-style-name="Text_20_body">
      <style:paragraph-properties fo:line-height="100%"/>
      <style:text-properties fo:font-variant="normal" fo:text-transform="none" style:font-name="DejaVu Sans" fo:font-size="16pt" fo:font-style="normal" fo:font-weight="bold" style:font-size-asian="16pt" style:font-size-complex="16pt"/>
    </style:style>
    <style:style style:name="T1" style:family="text">
      <style:text-properties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iseversicherungen</text:h>
      <text:p text:style-name="P4">Unsere Lösung – deine Globetrotter ERV Reiseversicherung</text:p>
      <text:p text:style-name="P3"/>
      <text:h text:style-name="P2" text:outline-level="3">Sicher ist sicher </text:h>
      <text:p text:style-name="P9"/>
      <text:p text:style-name="P6"><text:span text:style-name="T1">Die Welt und das Leben können sich schnell verändern. Dies wissen wir bei Globetrotter, deshalb profitierst du bei allen Reisen von flexiblen Umbuchungs- und Annulationssicherheiten unserer 24-Stunden-Hotline.</text:span> </text:p>
      <text:p text:style-name="P6"/>
      <text:p text:style-name="P8"><text:span text:style-name="T1">Falls du mehr Planungssicherheit möchtest, bieten wir dir zusammen mit der Europäischen Reiseversicherung ERV ein umfassendes Schutzpaket an. </text:span></text:p>
      <text:p text:style-name="P8"><text:span text:style-name="T1"/></text:p>
      <text:p text:style-name="P8"><text:span text:style-name="T1">In dieser Kombination erhältst du dieses Leistungspaket nur bei uns:</text:span> </text:p>
      <text:p text:style-name="P6"/>
      <text:list xml:id="list4046772470" text:style-name="L1">
        <text:list-item>
          <text:p text:style-name="P7"><text:span text:style-name="T1">Annullierungskosten bis zu CHF 60'000.- ohne Selbstbehalt </text:span> </text:p>
        </text:list-item>
        <text:list-item>
          <text:p text:style-name="P7"><text:span text:style-name="T1">SOS – Schutz für Reisezwischenfälle </text:span> </text:p>
        </text:list-item>
        <text:list-item>
          <text:p text:style-name="P7"><text:span text:style-name="T1">Deckung von Arztkosten von bis zu CHF 100’000</text:span> </text:p>
        </text:list-item>
        <text:list-item>
          <text:p text:style-name="P7"><text:span text:style-name="T1">Wird ein Leistungsträger Insolvent greift deine Versicherung bis zu CHF 2'500.- p.P</text:span> </text:p>
        </text:list-item>
        <text:list-item>
          <text:p text:style-name="P7"><text:span text:style-name="T1">Gepäckversicherung bis zu CHF 2'000.-</text:span> </text:p>
        </text:list-item>
        <text:list-item>
          <text:p text:style-name="P7"><text:span text:style-name="T1">Ersatzreise bis CHF 5'000.-</text:span> </text:p>
        </text:list-item>
        <text:list-item>
          <text:p text:style-name="P7"><text:span text:style-name="T1">Selbstbehalt Garantie bei Mietwagen bis zu CHF 10'000.-</text:span> </text:p>
        </text:list-item>
        <text:list-item>
          <text:p text:style-name="P7"><text:span text:style-name="T1">Reiserechtsschutz in Europa bis zu CHF 250'000, weltweit bis zu CHF 50'000</text:span> </text:p>
        </text:list-item>
        <text:list-item>
          <text:p text:style-name="P5">Weitere interessante Leistungen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ra-Bold" svg:font-family="Albra-Bol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Roboto Slab" svg:font-family="'Roboto Slab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3:34:41.096355858</meta:creation-date>
    <dc:date>2022-11-25T13:36:26.251506210</dc:date>
    <meta:editing-duration>PT1M46S</meta:editing-duration>
    <meta:editing-cycles>1</meta:editing-cycles>
    <meta:document-statistic meta:table-count="0" meta:image-count="0" meta:object-count="0" meta:page-count="1" meta:paragraph-count="15" meta:word-count="137" meta:character-count="977" meta:non-whitespace-character-count="848"/>
    <meta:generator>LibreOffice/7.3.7.2$Linux_X86_64 LibreOffice_project/30$Build-2</meta:generator>
  </office:meta>
</office:document-meta>
</file>